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adornments="Standard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text-properties style:font-name="Cousine" fo:font-size="32pt" style:font-size-asian="24pt" style:font-size-complex="24pt"/>
    </style:style>
    <style:style style:name="T1" style:family="text">
      <style:text-properties style:font-name="Cousine" fo:font-size="3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Unit<text:tab/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Theorie und Praxi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rze Übersich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nit-Tests testen die kleinste Einheit eines Projekts</text:p>
              </text:list-item>
              <text:list-item>
                <text:p>Klassen und Methoden in Java</text:p>
              </text:list-item>
              <text:list-item>
                <text:p>xUnit gibt es für fast jede Programmiersprache</text:p>
              </text:list-item>
              <text:list-item>
                <text:p>sUnit war die erste Implementierung – für Smalltalk ca. 1998 – jUnit ca. 2000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Aufbau von Unit-Tests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Aufbau eines Tests</text:p>
                <text:list>
                  <text:list-item>
                    <text:p>GIVEN</text:p>
                  </text:list-item>
                  <text:list-item>
                    <text:p>WHEN</text:p>
                  </text:list-item>
                  <text:list-item>
                    <text:p>THEN</text:p>
                  </text:list-item>
                </text:list>
              </text:list-item>
              <text:list-item>
                <text:p>Ein Test pro Methode</text:p>
              </text:list-item>
              <text:list-item>
                <text:p>Tests für eine Klasse in eine Testklasse</text:p>
              </text:list-item>
              <text:list-item>
                <text:p>Das Framework führt die Tests aus und gibt einen Report zurüc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Praxis I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heckout github….</text:p>
              </text:list-item>
              <text:list-item>
                <text:p>In IDE importieren</text:p>
              </text:list-item>
              <text:list-item>
                <text:p>Tests laufen lass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Testqualität</text:p>
          </draw:text-box>
        </draw:frame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Wie erstelle ich gute Tests?</text:p>
                <text:list>
                  <text:list-item>
                    <text:p>Erfahrung</text:p>
                  </text:list-item>
                  <text:list-item>
                    <text:p>Kenntnis des Algorithmus</text:p>
                  </text:list-item>
                  <text:list-item>
                    <text:p>Test Driven Development</text:p>
                  </text:list-item>
                </text:list>
              </text:list-item>
              <text:list-item>
                <text:p>Und messbar?</text:p>
                <text:list>
                  <text:list-item>
                    <text:p>Line Coverag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Praxis II</text:p>
          </draw:text-box>
        </draw:frame>
        <draw:frame presentation:style-name="pr7" draw:text-style-name="P4" draw:layer="layout" svg:width="30.086cm" svg:height="14.986cm" svg:x="1.664cm" svg:y="5.08cm" presentation:class="outline">
          <draw:text-box>
            <text:list text:style-name="L2">
              <text:list-item>
                <text:p><text:span text:style-name="T1">./mvnw clean test jacoco:repor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adornments="Standard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17:28.463568515</meta:creation-date>
    <meta:editing-duration>PT8M15S</meta:editing-duration>
    <meta:editing-cycles>4</meta:editing-cycles>
    <meta:generator>LibreOffice/6.0.3.2$Linux_X86_64 LibreOffice_project/00m0$Build-2</meta:generator>
    <dc:title>Vivid</dc:title>
    <meta:initial-creator>Daniel Nordhoff-Vergien</meta:initial-creator>
    <dc:date>2018-09-12T07:48:52.087503116</dc:date>
    <dc:creator>Daniel Nordhoff-Vergien</dc:creator>
    <meta:document-statistic meta:object-count="64"/>
  </office:meta>
</office:document-meta>
</file>